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zione Progetto Rubrica 4A IT</text:p>
      <text:p text:style-name="P1"/>
      <text:p text:style-name="P3">Alunni: Gabriele Miciletto, Monticciolo Matteo</text:p>
      <text:p text:style-name="P3">Repository GitHub: <text:a xlink:type="simple" xlink:href="https://github.com/Retr01303/rubrica_4ait.git" text:style-name="Internet_20_link" text:visited-style-name="Visited_20_Internet_20_Link">https://github.com/Retr01303/rubrica_4ait.git</text:a></text:p>
      <text:p text:style-name="P3"><text:s/></text:p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ry potter</meta:initial-creator>
    <meta:creation-date>2021-03-05T12:22:28.50</meta:creation-date>
    <meta:document-statistic meta:table-count="0" meta:image-count="0" meta:object-count="0" meta:page-count="1" meta:paragraph-count="4" meta:word-count="13" meta:character-count="143"/>
    <dc:date>2021-03-05T12:53:46.40</dc:date>
    <dc:creator>harry potter</dc:creator>
    <meta:editing-duration>PT57S</meta:editing-duration>
    <meta:editing-cycles>1</meta:editing-cycles>
    <meta:generator>OpenOffice/4.1.5$Win32 OpenOffice.org_project/415m1$Build-9789</meta:generator>
  </office:meta>
</office:document-meta>
</file>